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i mathvariant="italic">dy</mi>
              <mo stretchy="false">=</mo>
              <mi mathvariant="italic">df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i mathvariant="italic">dy</mi>
              <mo stretchy="false">=</mo>
              <mrow>
                <mfrac>
                  <mrow>
                    <mi mathvariant="italic">d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 mathvariant="italic">dx</mi>
                </mfrac>
                <mo stretchy="false">∗</mo>
                <mi mathvariant="italic">dx</mi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i mathvariant="italic">dy</mi>
              <mo stretchy="false">=</mo>
              <mi>f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 mathvariant="italic">dx</mi>
            </mrow>
          </mrow>
        </mtd>
      </mtr>
      <mtr>
        <mtd>
          <mrow/>
        </mtd>
      </mtr>
      <mtr>
        <mtd>
          <mrow>
            <mo stretchy="false">⇒</mo>
            <mrow>
              <mfrac>
                <mi mathvariant="italic">dy</mi>
                <mi mathvariant="italic">dx</mi>
              </mfrac>
              <mo stretchy="false">=</mo>
              <mi>f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frac>
                <mi mathvariant="italic">dy</mi>
                <mi mathvariant="italic">dx</mi>
              </mfrac>
              <mo stretchy="false">=</mo>
              <mrow>
                <munder>
                  <mi>lim</mi>
                  <mrow>
                    <mi mathvariant="italic">dx</mi>
                    <mo stretchy="false">→</mo>
                    <mn>0</mn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 mathvariant="italic">dx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 mathvariant="italic">dx</mi>
                </mfrac>
              </mrow>
            </mrow>
          </mrow>
        </mtd>
      </mtr>
      <mtr>
        <mtd>
          <mrow/>
        </mtd>
      </mtr>
      <mtr>
        <mtd>
          <mrow>
            <mi mathvariant="italic">Es</mi>
            <mi mathvariant="italic">decir</mi>
            <mi>,</mi>
            <mfrac>
              <mi mathvariant="italic">dy</mi>
              <mi mathvariant="italic">dx</mi>
            </mfrac>
            <mi mathvariant="italic">es</mi>
            <mi mathvariant="italic">la</mi>
            <mi mathvariant="italic">pendiente</mi>
            <mi mathvariant="italic">de</mi>
            <mi mathvariant="italic">la</mi>
            <mi mathvariant="italic">recta</mi>
            <mi>,</mi>
            <mi mathvariant="italic">como</mi>
            <mi mathvariant="italic">en</mi>
            <mi mathvariant="italic">una</mi>
            <mi mathvariant="italic">función</mi>
            <mi mathvariant="italic">lineal</mi>
            <mi mathvariant="italic">donde</mi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i>m</mi>
                  <mo stretchy="false">∗</mo>
                  <mi>x</mi>
                </mrow>
                <mo stretchy="false">+</mo>
                <mi>b</mi>
              </mrow>
            </mrow>
          </mrow>
        </mtd>
      </mtr>
    </mtable>
    <annotation encoding="StarMath 5.0">dy = df( x )
newline
newline
drarrow dy = {{df( x )} over dx}*dx
newline
newline
drarrow dy = f'( x )*dx
newline
newline
drarrow dy over dx = f'( x )
newline
newline
drarrow dy over dx = lim from {dx rightarrow 0 }{{f( x +dx)-f( x )} over dx}
newline
newline
Es decir, { dy over dx } es la pendiente de la recta, como en una función lineal donde
newline
 f( x )=m*x+b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11:33:25.142847310</meta:creation-date>
    <dc:date>2020-05-26T11:37:55.247690421</dc:date>
    <meta:editing-duration>PT4M17S</meta:editing-duration>
    <meta:editing-cycles>3</meta:editing-cycles>
    <meta:generator>LibreOffice/6.4.3.2$Linux_X86_64 LibreOffice_project/40$Build-2</meta:generator>
  </office:meta>
</office:document-meta>
</file>